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5-10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5-04-1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5-01-1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4-10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4-07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4-04-1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4-01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3-07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3-04-25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3-01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2-10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2-07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2-04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2-01-2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1-10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1-07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1-01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0-10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0-07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0-04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20-01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9-10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9-04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9-01-16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8-10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8-07-2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8-04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8-0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7-10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7-07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7-04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7-01-0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6-07-07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6-04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6-01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5-10-13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5-07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5-01-1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4-11-1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4-07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4-04-1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4-01-3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3-07-12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3-04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3-01-1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2-10-23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2-07-2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2-04-2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2-01-2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1-10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1-07-1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1-01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0-11-18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0-07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10-04-3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09-10-28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0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09-05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193</text:p>
          </table:table-cell>
          <table:table-cell office:value-type="string" calcext:value-type="string">
            <text:p>05S/01W-36DAD</text:p>
          </table:table-cell>
          <table:table-cell office:value-type="string" calcext:value-type="string">
            <text:p>2009-05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